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pt" fo:country="BR" officeooo:rsid="0017fc38" officeooo:paragraph-rsid="0017fc3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 Data Cards é um projeto que visa possibilitar o uso dos sites que fazem uso do DataTables em aparelhos móveis, tanto Tablets quanto Smartphones, fazendo com que cada linha da tabela se torne um carde que se ajeita na tela.</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5T22:28:43.945532796</meta:creation-date>
    <meta:generator>LibreOffice/7.2.5.2$Linux_X86_64 LibreOffice_project/20$Build-2</meta:generator>
    <dc:date>2022-03-06T20:59:26.147188258</dc:date>
    <meta:editing-duration>PT3M10S</meta:editing-duration>
    <meta:editing-cycles>1</meta:editing-cycles>
    <meta:document-statistic meta:table-count="0" meta:image-count="0" meta:object-count="0" meta:page-count="1" meta:paragraph-count="1" meta:word-count="41" meta:character-count="224" meta:non-whitespace-character-count="184"/>
  </office:meta>
</office:document-meta>
</file>